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5-01-02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4-01-02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3-01-03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2-01-03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1-01-04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20-01-02 2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19-01-03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18-01-02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17-01-03 21:22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757101000101</text:p>
          </table:table-cell>
          <table:table-cell office:value-type="string" calcext:value-type="string">
            <text:p>2016-01-02 21:4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